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Utopia, 'Palatino Linotype', Palati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orphans="2" fo:widows="2"/>
    </style:style>
    <style:style style:name="P2" style:family="paragraph" style:parent-style-name="Standard">
      <style:paragraph-properties fo:text-align="justify" style:justify-single-word="false" fo:orphans="2" fo:widows="2"/>
      <style:text-properties fo:font-variant="normal" fo:text-transform="none" fo:color="#222222" style:font-name="Georgia" fo:font-size="11.25pt" fo:letter-spacing="normal" fo:font-style="normal" fo:font-weight="normal"/>
    </style:style>
    <style:style style:name="P3" style:family="paragraph" style:parent-style-name="Standard">
      <style:paragraph-properties fo:text-align="justify" style:justify-single-word="false" fo:orphans="2" fo:widows="2"/>
      <style:text-properties fo:font-variant="normal" fo:text-transform="none" fo:color="#222222" style:font-name="Georgia" fo:font-size="11.25pt" fo:letter-spacing="normal" fo:font-style="normal" fo:font-weight="bold"/>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normal"/>
    </style:style>
    <style:style style:name="P6"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bold"/>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Georgia" fo:font-size="11.25pt" fo:letter-spacing="normal" fo:font-style="normal" fo:font-weight="bold"/>
    </style:style>
    <style:style style:name="P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Georgia" fo:font-size="18pt" fo:letter-spacing="normal" fo:font-style="normal" fo:font-weight="normal"/>
    </style:style>
    <style:style style:name="P9"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P10" style:family="paragraph" style:parent-style-name="Standard">
      <style:paragraph-properties fo:text-align="justify" style:justify-single-word="false" fo:orphans="2" fo:widows="2"/>
    </style:style>
    <style:style style:name="P11" style:family="paragraph" style:parent-style-name="Standard">
      <style:paragraph-properties fo:text-align="justify" style:justify-single-word="false" fo:orphans="2" fo:widows="2"/>
      <style:text-properties fo:font-variant="normal" fo:text-transform="none" fo:color="#222222" style:font-name="Georgia" fo:font-size="11.25pt" fo:letter-spacing="normal" fo:font-style="normal" fo:font-weight="normal"/>
    </style:style>
    <style:style style:name="P12" style:family="paragraph" style:parent-style-name="Standard">
      <style:paragraph-properties fo:text-align="justify" style:justify-single-word="false" fo:orphans="2" fo:widows="2"/>
      <style:text-properties fo:font-variant="normal" fo:text-transform="none" fo:color="#222222" style:font-name="Georgia" fo:font-size="11.25pt" fo:letter-spacing="normal" fo:font-style="normal" fo:font-weight="bold"/>
    </style:style>
    <style:style style:name="P13" style:family="paragraph" style:parent-style-name="Standard">
      <style:paragraph-properties fo:text-align="center" style:justify-single-word="false"/>
      <style:text-properties fo:font-variant="normal" fo:text-transform="none" fo:color="#222222" style:font-name="Georgia" fo:font-size="16pt" fo:letter-spacing="normal" fo:font-style="normal" fo:font-weight="bold" style:font-size-asian="16pt" style:font-size-complex="16pt"/>
    </style:style>
    <style:style style:name="P14" style:family="paragraph" style:parent-style-name="Standard">
      <style:paragraph-properties fo:text-align="justify" style:justify-single-word="false" fo:orphans="2" fo:widows="2"/>
      <style:text-properties fo:font-variant="normal" fo:text-transform="none" fo:color="#222222" fo:letter-spacing="normal"/>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indent="0cm" style:auto-text-indent="false"/>
      <style:text-properties fo:font-variant="normal" fo:text-transform="none" fo:color="#222222" style:font-name="Georgia" fo:font-size="11.25pt" fo:letter-spacing="normal" fo:font-style="normal" fo:font-weight="normal"/>
    </style:style>
    <style:style style:name="P17"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normal"/>
    </style:style>
    <style:style style:name="P18"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bold"/>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Georgia" fo:font-size="11.25pt" fo:letter-spacing="normal" fo:font-style="normal" fo:font-weight="bold"/>
    </style:style>
    <style:style style:name="P20"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Georgia" fo:font-size="14pt" fo:letter-spacing="normal" fo:font-style="normal" fo:font-weight="normal" style:font-size-asian="14pt" style:font-size-complex="14pt"/>
    </style:style>
    <style:style style:name="P21"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T1" style:family="text">
      <style:text-properties style:font-name="Georgia" fo:font-size="11.25pt" fo:font-style="normal" fo:font-weight="bold"/>
    </style:style>
    <style:style style:name="T2" style:family="text">
      <style:text-properties style:font-name="Georgia" fo:font-size="11.25pt" fo:font-style="normal" fo:font-weight="normal"/>
    </style:style>
    <style:style style:name="T3" style:family="text">
      <style:text-properties style:font-name="Georgia" fo:font-size="18pt" fo:font-style="normal" fo:font-weight="bold"/>
    </style:style>
    <style:style style:name="T4" style:family="text">
      <style:text-properties fo:font-variant="normal" fo:text-transform="none" fo:color="#222222" style:font-name="Georgia" fo:font-size="11.25pt" fo:letter-spacing="normal" fo:font-style="normal"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eus quer realizar grandes milagres em nossa vida</text:p>
      <text:p text:style-name="P20">8 de Janeiro de 2017</text:p>
      <text:p text:style-name="P4"/>
      <text:p text:style-name="P6">Texto Áureo</text:p>
      <text:p text:style-name="P9">“<text:span text:style-name="T1">Porque a visão é ainda para o tempo determinado, e até ao fim falará, e não mentirá; se tardar, espera-o, porque certamente virá, não tardará”. Hc 2.3</text:span></text:p>
      <text:p text:style-name="P16"/>
      <text:p text:style-name="P6">Verdade Aplicada</text:p>
      <text:p text:style-name="P5">A visão dada por Deus é como uma semente que necessita de tempo para amadurecer. Tanto o que somos quanto o que iremos realizar dependerá da fé que projetarmos nessa visão.</text:p>
      <text:p text:style-name="P5"/>
      <text:p text:style-name="P6">Textos de Referência.</text:p>
      <text:p text:style-name="P5"/>
      <text:p text:style-name="P7">Êxodo 14.2-4, 17</text:p>
      <text:p text:style-name="P2">2 Fala aos filhos de Israel que voltem e que acampem diante de Pi-Hairote, entre Migdol e o mar, diante de Baal-Zefom; em frente dele assentareis o campo junto ao mar.</text:p>
      <text:p text:style-name="P2">3 Então, Faraó dirá dos filhos de Israel: Estão embaraçados na terra, o deserto os encerrou.</text:p>
      <text:p text:style-name="P2">4 E eu endurecerei o coração de Faraó, para que os persiga, e serei glorificado em Faraó e <text:soft-page-break/>em todo o seu exército; e saberão os egípcios que eu sou o Senhor. E eles fizeram assim.</text:p>
      <text:p text:style-name="P1"/>
      <text:p text:style-name="P2">17 E eis que endurecerei o coração dos egípcios, para que entrem nele atrás deles; e eu serei glorificado em Faraó, e em todo o seu exército, e nos seus carros, e nos cavaleiros.</text:p>
      <text:p text:style-name="P1"/>
      <text:p text:style-name="P3">Introdução</text:p>
      <text:p text:style-name="P2">Existem situações em nossas vidas que tudo parece estar ao contrário. Nesses momentos, devemos estar firmados na certeza de que o que Deus prometeu, Ele também é poderoso para cumprir.</text:p>
      <text:p text:style-name="P1"/>
      <text:p text:style-name="P3">1. Mudando a geografia da mente.</text:p>
      <text:p text:style-name="P2">O capítulo 14 de Êxodo descreve uma das situações mais delicadas já enfrentadas pelo povo de Israel. O povo sobreviveu e a história se tornou o evento mais celebrado em toda a existência judaica. Eles viram a morte, mas Deus viu um marco na história.</text:p>
      <text:p text:style-name="P1"/>
      <text:p text:style-name="P3">1.1. A visão determina nosso alcance.</text:p>
      <text:p text:style-name="P2">Toda conquista está relacionada à revelação que carregamos conosco. Deus não revela nada sem propósito, Ele deseja que avancemos, sempre de acordo com Suas orientações. Estamos nesse mundo para <text:soft-page-break/>brilhar (Fp 2.15). Por esse motivo, precisamos entender os processos da vida, pois as realizações dependem da forma como entendemos esses processos. Quando Deus nos dá uma visão, Seu intento é que venhamos também realiza-la. Ao olhar na ótica divina, as coisas terão outro sentido, tanto para os possuidores da visão quanto para os que as observam (1Co 2.12).</text:p>
      <text:p text:style-name="P1"/>
      <text:p text:style-name="P3">1.2. Um grande inimigo, uma grande vitória.</text:p>
      <text:p text:style-name="P2">Um milagre desencadeia uma grande história. Porém, uma grande história jamais poderá desencadear um grande milagre. Quando, vivendo dentro da orientação do Senhor, Ele permite que nos defrontemos com situações perigosas ou grandes ameaças, é porque tem algo a nos ensinar e o Seu agir redundará em maior glória ao Seu Nome (Êx 14.13-14, 18). Infelizmente, somos uma geração acostumada a viver sem grandes milagres. Contamos boas histórias, falamos muito das coisas do passado, mas esquecemos que em nosso tempo Deus é Poderoso para continuar a operar grandes coisas (Hb 13.8).</text:p>
      <text:p text:style-name="P1"/>
      <text:p text:style-name="P3">1.3. A visão correta.</text:p>
      <text:p text:style-name="P2"><text:soft-page-break/>As pessoas podem estar em um mesmo lugar e ver coisas diferentes (1Co 2.14-15). Dos doze espias, dez viram apenas os gigantes e as dificuldades, enquanto dois deles, Calebe e Josué, viram as possibilidades (Nm 14.7-9). Os israelitas haviam visto coisas tremendas, milagres que indicavam veracidade nas palavras dita por Deus. Eles não tinham motivos para duvidar, porque Deus anunciava antecipadamente o que ia realizar. Era uma questão de ter a visão correta das coisas ao redor. Deus é sobrenatural e não existe outro modo de caminhar com Ele, a não ser vivendo em esferas sobrenaturais (Mc 9.23).</text:p>
      <text:p text:style-name="P1"/>
      <text:p text:style-name="P3">2. A estrada da liberdade.</text:p>
      <text:p text:style-name="P2">Depois de quatrocentos anos de escravidão, os israelitas caminham em liberdade e Deus vai se apresentando para eles em forma de milagres. O maior desafio de Moisés não foi tirar o povo do Egito. Sua maior batalha era tirar o Egito de dentro do povo.</text:p>
      <text:p text:style-name="P1"/>
      <text:p text:style-name="P3">2.1. O caminho da liberdade é mais longo.</text:p>
      <text:p text:style-name="P2">A estrada que nos conduz à Terra Prometida tem percursos totalmente contrários aos que chamamos óbvios. Deus conduziu o Seu povo pelo caminho mais longo do deserto, perto do Mar Vermelho (Êx 13.18). O Mar Vermelho <text:soft-page-break/>fazia parte do aprendizado que aquele povo deveria passar. A Jornada estava apenas começando e Deus queria ensinar valiosas lições a esse povo. A cada passo que Israel dava, Deus se manifestava de uma forma que pudessem entender que Ele estava presente. Quanto mais longo o caminho, maior será a glória revelada (Dt 29.29).</text:p>
      <text:p text:style-name="P1"/>
      <text:p text:style-name="P3">2.2. A estrada exige paciência e confiança.</text:p>
      <text:p text:style-name="P2">Antes que o povo avançasse pelo caminho do mar, Deus ordenou que o mesmo retrocedesse (Êx 14.2). Mas qual seria o intento de tão estranha ordem, visto que Faraó vinha ao encontro de Israel para exterminar a todos? Deus faz seu líder entender o porquê (Êx 14.3-4). Nem sempre retroceder é perder. Às vezes, significa reorganizar.</text:p>
      <text:p text:style-name="P1"/>
      <text:p text:style-name="P3">2.3. A estrada troca orgulho por dependência.</text:p>
      <text:p text:style-name="P2">O povo de Israel estava com muito medo (Êx 14.10). Então, algo interessante acontece. Aqueles que caminhavam de forma orgulhosa e independente, agora clamam a uma só voz. É a primeira vez que aquele povo orgulhoso clama em massa. Não são raras as vezes em que o Senhor nos conduz a situações difíceis para confrontar nosso espírito orgulhoso e <text:soft-page-break/>fazer brotar em nós uma dependência em Sua pessoa.</text:p>
      <text:p text:style-name="P1"/>
      <text:p text:style-name="P3">3. Nova geração, novas diretrizes.</text:p>
      <text:p text:style-name="P2">O caminho aberto pelo meio do Mar vermelho revela não somente o que Deus é capaz de fazer por Seu povo, mas com Ele cria caminhos diferentes e extraordinários quando está a conduzir Seu povo com Sua potente mão. Ser aliado do Todo Poderoso é sempre a opção para quem deseja alcançar o cumprimento das promessas do Senhor.</text:p>
      <text:p text:style-name="P1"/>
      <text:p text:style-name="P3">3.1. O problema humano nunca foi externo.</text:p>
      <text:p text:style-name="P14">“<text:span text:style-name="T2">Deixa-nos, que sirvamos aos egípcios? Pois que melhor nos fora servir aos egípcios do que morrermos no deserto” (Êx 14.12). Essa palavra é sempre interpretada como incredulidade ou ingratidão, mas a situação era de pânico. Por um dado momento, esse povo temeu um sistema que durante anos o escravizou. Parece incrível, mas eles ainda estavam aprendendo a confiar em Deus. O Senhor, para eles, era apenas um sonho da liberdade. Embora Moisés lhes dissesse que Deus havia preparado tudo para que Faraó e seu exército sucumbissem, o conflito deles ainda era escrava. O seu maior inimigo eram </text:span><text:soft-page-break/><text:span text:style-name="T2">os pensamentos que portavam dentro de si. Muito mais que tirá-los do Egito, o desafio era livrá-los do sistema escravo que havia em suas almas.</text:span></text:p>
      <text:p text:style-name="P1"/>
      <text:p text:style-name="P3">3.2. Caminhos seguros.</text:p>
      <text:p text:style-name="P2">Deus poderia ter resolvido o problema desde o momento em que enviou Moisés diante de Faraó. Mas por que motivo Deus age assim? Deus age com cada pessoa de acordo com o que planejou para ela. Ele não precisava pedir que Abraão sacrificasse Isaque, nem precisava sacrificar Seu Filho Jesus. Mas Ele estabelece regras, cria caminhos e em cada gesto Seu aprendemos mais e mais sobre a Sua grandeza (Is 64.4).</text:p>
      <text:p text:style-name="P1"/>
      <text:p text:style-name="P3">3.3. Deus sempre criará uma saída para os Seus escolhidos.</text:p>
      <text:p text:style-name="P2">Quando não havia mais saída, Deus abriu o mar. A diferença entre o natural e o espiritual é que o natural escraviza e o espiritual liberta. Deus é Espírito e onde estiver haverá liberdade (2Co 3.17). A vida sobrenatural só assusta a quem não conhece a Deus, porque Ele é sobrenatural e não trabalha no âmbito da lógica humana. Assim, a realidade de nossas vidas será determinada pelo nível de revelação que tivermos de Deus. O intelecto <text:soft-page-break/>faz com que nos conformemos com uma vida natural e esse será sempre o limite de quem não rompe. Deus não abriu somente o mar; Ele rasgou o véu, Ele enviou o Espírito para revelar as coisas mais profundas que a humanidade é capaz de ver (1Co 2.10-11).</text:p>
      <text:p text:style-name="P1"/>
      <text:p text:style-name="P3">Conclusão.</text:p>
      <text:p text:style-name="P2">Nestes dias em que estamos vivendo, mais do que nunca a oração da Igreja deve ser para que nossa geração se volte para o Eterno Deus, torne-se urgentemente sensível a Sua voz e ande pelo caminho que Ele deseja conduzi-la.</text:p>
      <text:p text:style-name="P1"/>
      <text:p text:style-name="P3">Questionário.</text:p>
      <text:p text:style-name="P1"/>
      <text:p text:style-name="P7">1. O que o capítulo 14 de Êxodo descreve?</text:p>
      <text:p text:style-name="P1"/>
      <text:p text:style-name="P7">2. O que é preciso para que nosso testemunho adquira poder entre os homens?</text:p>
      <text:p text:style-name="P1"/>
      <text:p text:style-name="P3">3. Como o povo de Israel estava?</text:p>
      <text:p text:style-name="P1"/>
      <text:p text:style-name="P3">4. Na ótica divina, o que significa retroceder?</text:p>
      <text:p text:style-name="P1"/>
      <text:p text:style-name="P1"><text:span text:style-name="T4">5. Por que Deus enviou o Espíri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Utopia, 'Palatino Linotype', Palati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0.499cm" fo:margin-bottom="0.499cm" fo:margin-left="0.499cm" fo:margin-right="0.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3:45:16.494739771</meta:creation-date>
    <dc:date>2017-03-04T16:47:34.215935746</dc:date>
    <meta:editing-duration>PT8M30S</meta:editing-duration>
    <meta:editing-cycles>7</meta:editing-cycles>
    <meta:generator>LibreOffice/5.2.5.1$Linux_X86_64 LibreOffice_project/20m0$Build-1</meta:generator>
    <meta:document-statistic meta:table-count="0" meta:image-count="0" meta:object-count="0" meta:page-count="8" meta:paragraph-count="46" meta:word-count="1348" meta:character-count="7813" meta:non-whitespace-character-count="6511"/>
  </office:meta>
</office:document-meta>
</file>